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 style:writing-mode="rl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10.95375cm"/>
    </style:style>
    <style:style style:name="co4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2">
            <text:p>source_language</text:p>
          </table:table-cell>
          <table:table-cell office:value-type="string" table:style-name="ce3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2">
            <text:p>Termine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metaDescription</text:p>
          </table:table-cell>
          <table:table-cell office:value-type="string" table:style-name="ce2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3">
            <text:p>{{appName}} یاور دیجیتال شما از مالتسر است. در اینجا می توانید اطلاعات محلی، تاریخ‌ها و توصیه‌های موسسه خود را پیدا کنید. همیشه به روز و به زبان شما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2">
            <text:p>Termine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2">
            <text:p>Dieser Termin wurde leider nicht gefunden.</text:p>
          </table:table-cell>
          <table:table-cell office:value-type="string" table:style-name="ce3">
            <text:p>متأسفانه این رویداد یافت نش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2">
            <text:p>Zu den Terminen</text:p>
          </table:table-cell>
          <table:table-cell office:value-type="string" table:style-name="ce3">
            <text:p>رفتن به رویداد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2">
            <text:p>Termine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2">
            <text:p>Es gibt aktuell keine Termine.</text:p>
          </table:table-cell>
          <table:table-cell office:value-type="string" table:style-name="ce3">
            <text:p>در حال حاضر هیچ رویدادی وجود ندارد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2">
            <text:p>Inhalt des Termins "{{event}}"</text:p>
          </table:table-cell>
          <table:table-cell office:value-type="string" table:style-name="ce3">
            <text:p>محتوای رویداد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2">
            <text:p>{{appName}} ist Ihr digitaler Helfer von den Maltesern</text:p>
          </table:table-cell>
          <table:table-cell office:value-type="string" table:style-name="ce3">
            <text:p>{{appName}} یاور دیجیتال شما از مالتسر اس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2">
            <text:p>Termine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2">
            <text:p>Aktuelle Termine und Veranstaltungen</text:p>
          </table:table-cell>
          <table:table-cell office:value-type="string" table:style-name="ce3">
            <text:p>رویدادهای فعلی و مراس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2">
            <text:p>Termine</text:p>
          </table:table-cell>
          <table:table-cell office:value-type="string" table:style-name="ce3">
            <text:p>رویداده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2">
            <text:p>Keine Termine</text:p>
          </table:table-cell>
          <table:table-cell office:value-type="string" table:style-name="ce3">
            <text:p>هیچ رویدادی وجود ندارد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20-08-11T02:42:07Z</dc:date>
  </office:meta>
</office:document-meta>
</file>